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14fd" officeooo:paragraph-rsid="000814fd"/>
    </style:style>
    <style:style style:name="P2" style:family="paragraph" style:parent-style-name="Standard">
      <style:text-properties fo:font-weight="bold" officeooo:rsid="000814fd" officeooo:paragraph-rsid="000814fd" style:font-weight-asian="bold" style:font-weight-complex="bold"/>
    </style:style>
    <style:style style:name="P3" style:family="paragraph" style:parent-style-name="Standard">
      <style:text-properties fo:font-weight="bold" officeooo:rsid="00096972" officeooo:paragraph-rsid="00096972" style:font-weight-asian="bold" style:font-weight-complex="bold"/>
    </style:style>
    <style:style style:name="P4" style:family="paragraph" style:parent-style-name="Standard">
      <style:text-properties fo:font-weight="normal" officeooo:rsid="00096972" officeooo:paragraph-rsid="00096972" style:font-weight-asian="normal" style:font-weight-complex="normal"/>
    </style:style>
    <style:style style:name="P5" style:family="paragraph" style:parent-style-name="Standard">
      <style:text-properties fo:font-weight="normal" officeooo:rsid="00096972" officeooo:paragraph-rsid="000814fd" style:font-weight-asian="normal" style:font-weight-complex="normal"/>
    </style:style>
    <style:style style:name="P6" style:family="paragraph" style:parent-style-name="Standard">
      <style:text-properties fo:font-weight="normal" officeooo:rsid="000aef26" officeooo:paragraph-rsid="000aef26" style:font-weight-asian="normal" style:font-weight-complex="normal"/>
    </style:style>
    <style:style style:name="P7" style:family="paragraph" style:parent-style-name="Standard">
      <style:text-properties fo:font-weight="normal" officeooo:rsid="000c164e" officeooo:paragraph-rsid="000c164e" style:font-weight-asian="normal" style:font-weight-complex="normal"/>
    </style:style>
    <style:style style:name="P8" style:family="paragraph" style:parent-style-name="Standard">
      <style:text-properties fo:font-weight="normal" officeooo:rsid="000c6ac7" officeooo:paragraph-rsid="000df259" style:font-weight-asian="normal" style:font-weight-complex="normal"/>
    </style:style>
    <style:style style:name="P9" style:family="paragraph" style:parent-style-name="Standard">
      <style:text-properties fo:font-weight="normal" officeooo:rsid="000df259" officeooo:paragraph-rsid="000df259" style:font-weight-asian="normal" style:font-weight-complex="normal"/>
    </style:style>
    <style:style style:name="P10" style:family="paragraph" style:parent-style-name="Standard">
      <style:text-properties fo:font-weight="normal" officeooo:rsid="000f6775" officeooo:paragraph-rsid="000f6775"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df259"/>
    </style:style>
    <style:style style:name="T3" style:family="text">
      <style:text-properties officeooo:rsid="001099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 Statement</text:p>
      <text:p text:style-name="P1"/>
      <text:p text:style-name="P1">The vision behind this project is to map an unknown environment into our systems, where physical human access is not feasible. </text:p>
      <text:p text:style-name="P1"/>
      <text:p text:style-name="P1">In day to day life, we can send the bot first into a building where we are not sure of the surroundings. Once the bot does a clean sweep of the entire place we will have a basic 2D <text:s/>layout of the entire place, then we can better decide which paths to take and which to avoid to for possible dangers. </text:p>
      <text:p text:style-name="P1"/>
      <text:p text:style-name="P1">For example, assume a building is attacked by terrorist, and army people have no knowledge of the blueprint of the building. They don't know where the stairs are, how many rooms are there, what lies behing every door and other such minute detaisl that may be of use to them to evacuate the building, save the hostage or kill the extremists. So they can send this bot surreptitiously, get the blueprint, then plan a rescue operation on the basis of it.</text:p>
      <text:p text:style-name="P1"/>
      <text:p text:style-name="P1">One more place where we can use an advanced version of this bot, that a bot that is capable of giving us 3D map i.e with the help of image processing if we can give generate such maps , then such bots can be used in caves or archeological sites where we are not sure what we will find inside, is it safe to enter like that. </text:p>
      <text:p text:style-name="P1"/>
      <text:p text:style-name="P2">Working</text:p>
      <text:p text:style-name="P1"/>
      <text:p text:style-name="P1">We will access the robot remotely through ssh and run our scripts over it and control the motion of the bot. The robot consists of sonar sensor, which we will be used to calculate the distance between the robot and the obstacles around it. Further the robot consist of motor driver and motor to facilitate the motion. Last but not the least. We will have GPS which will give us the <text:span text:style-name="T3">coordinates of the bot which will in turn be reduced and mapped into real world desktop environment with scaled mapping.Each point will be plotted on regular intervals to get a smooth path of the robot going through the known/unknown areas.</text:span></text:p>
      <text:p text:style-name="P1"/>
      <text:p text:style-name="P2">Requirements Analysis.</text:p>
      <text:p text:style-name="P2"/>
      <text:p text:style-name="P5">In keeping mind the working of the project our requirements comprises of hardware and software parts. We will be <text:s/>needing a some kind of processor that can transfer the command our code to the hardware. </text:p>
      <text:p text:style-name="P5"/>
      <text:p text:style-name="P4">So after a lot of literature survey and with our do far Btech experiece we have decided to use Raspbery pi. Every member of our team has 1 1/2 – 2 years of experiece in Linux, and since Pi is Linux only we have decided to use it as our processor. </text:p>
      <text:p text:style-name="P4"/>
      <text:p text:style-name="P3">Hardware Requirements</text:p>
      <text:p text:style-name="P3"/>
      <text:p text:style-name="P4">1. Raspberry Pi</text:p>
      <text:p text:style-name="P4">2. Robot Chassis.</text:p>
      <text:p text:style-name="P4">3. Motors</text:p>
      <text:p text:style-name="P4">4. Motor Driver.</text:p>
      <text:p text:style-name="P4">5. Wifi Module. <text:line-break/>6. Sonar sensor.</text:p>
      <text:p text:style-name="P4">7.GPS/IPS</text:p>
      <text:p text:style-name="P4"/>
      <text:p text:style-name="P4"/>
      <text:p text:style-name="P4"><text:soft-page-break/></text:p>
      <text:p text:style-name="P4"/>
      <text:p text:style-name="P3">Software requirements</text:p>
      <text:p text:style-name="P4"/>
      <text:p text:style-name="P4">1. Raspbian OS.</text:p>
      <text:p text:style-name="P4">2. Python</text:p>
      <text:p text:style-name="P4"/>
      <text:p text:style-name="P6"><text:span text:style-name="T1">Literature Survey</text:span>.</text:p>
      <text:p text:style-name="P6"/>
      <text:p text:style-name="P6">1. Enable ipv6 in pi</text:p>
      <text:p text:style-name="P6"/>
      <text:p text:style-name="P6"><text:tab/><text:a xlink:type="simple" xlink:href="http://weblog.aklmedia.nl/tag/raspberry-pi/" text:style-name="Internet_20_link">http://weblog.aklmedia.nl/tag/raspberry-pi/</text:a></text:p>
      <text:p text:style-name="P6"/>
      <text:p text:style-name="P6">2. Raspberry PI Camera Module</text:p>
      <text:p text:style-name="P6"/>
      <text:p text:style-name="P6"><text:a xlink:type="simple" xlink:href="http://picamera.readthedocs.org/en/release-1.10/" text:style-name="Internet_20_link">http://picamera.readthedocs.org/en/release-1.10/</text:a></text:p>
      <text:p text:style-name="P6"><text:s/>python library for interfacing pi camera.can record to file and stream and network too. <text:s/></text:p>
      <text:p text:style-name="P6"><text:a xlink:type="simple" xlink:href="https://www.youtube.com/watch?v=T8T6S5eFpqE" text:style-name="Internet_20_link"/></text:p>
      <text:p text:style-name="P6"><text:a xlink:type="simple" xlink:href="https://www.youtube.com/watch?v=T8T6S5eFpqE" text:style-name="Internet_20_link">https://www.youtube.com/watch?v=T8T6S5eFpqE</text:a></text:p>
      <text:p text:style-name="P6">.</text:p>
      <text:p text:style-name="P6">Best Tut : <text:a xlink:type="simple" xlink:href="http://thepihut.com/blogs/raspberry-pi-tutorials/16021420-how-to-install-use-the-raspberry-pi-camera" text:style-name="Internet_20_link">http://thepihut.com/blogs/raspberry-pi-tutorials/16021420-how-to-install-use-the-raspberry-pi-camera</text:a></text:p>
      <text:p text:style-name="P6"/>
      <text:p text:style-name="P6">Buy</text:p>
      <text:p text:style-name="P6"><text:a xlink:type="simple" xlink:href="http://www.ebay.in/itm/like/331676069948?aff_source=Sok-Goog" text:style-name="Internet_20_link">http://www.ebay.in/itm/like/331676069948?aff_source=Sok-Goog</text:a></text:p>
      <text:p text:style-name="P6"/>
      <text:p text:style-name="P10"><text:a xlink:type="simple" xlink:href="http://potentiallabs.com/cart/buy-raspberry-pi-robotic-kit-online-hyderabad-india?search=Robot%20kit">http://potentiallabs.com/cart/buy-raspberry-pi-robotic-kit-online-hyderabad-india?search=Robot%20kit</text:a></text:p>
      <text:p text:style-name="P10"/>
      <text:p text:style-name="P6"/>
      <text:p text:style-name="P7">3. Localisation of Bot</text:p>
      <text:p text:style-name="P7"/>
      <text:p text:style-name="P7"><text:a xlink:type="simple" xlink:href="http://rossum.sourceforge.net/papers/Localization/PosPosterv4.pdf" text:style-name="Internet_20_link">http://rossum.sourceforge.net/papers/Localization/PosPosterv4.pdf</text:a></text:p>
      <text:p text:style-name="P7"/>
      <text:p text:style-name="P7"><text:a xlink:type="simple" xlink:href="https://www.diva-portal.org/smash/get/diva2:8964/FULLTEXT01.pdf" text:style-name="Internet_20_link">https://www.diva-portal.org/smash/get/diva2:8964/FULLTEXT01.pdf</text:a></text:p>
      <text:p text:style-name="P7"/>
      <text:p text:style-name="P7"><text:a xlink:type="simple" xlink:href="http://www.negenborn.net/kal_loc/thesis.pdf" text:style-name="Internet_20_link">http://www.negenborn.net/kal_loc/thesis.pdf</text:a></text:p>
      <text:p text:style-name="P7"/>
      <text:p text:style-name="P8">4. <text:span text:style-name="T2">Setup your pi</text:span></text:p>
      <text:p text:style-name="P8"/>
      <text:p text:style-name="P9"><text:a xlink:type="simple" xlink:href="http://raspberrypi.stackexchange.com/questions/7261/how-to-set-my-raspberry-pi-to-boot-into-the-gui" text:style-name="Internet_20_link">http://raspberrypi.stackexchange.com/questions/7261/how-to-set-my-raspberry-pi-to-boot-into-the-gui</text:a></text:p>
      <text:p text:style-name="P9"/>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1T22:44:56.587496344</meta:creation-date>
    <dc:date>2016-02-23T08:31:14.531852772</dc:date>
    <meta:editing-duration>PT9M46S</meta:editing-duration>
    <meta:editing-cycles>6</meta:editing-cycles>
    <meta:generator>LibreOffice/4.2.8.2$Linux_X86_64 LibreOffice_project/420m0$Build-2</meta:generator>
    <meta:document-statistic meta:table-count="0" meta:image-count="0" meta:object-count="0" meta:page-count="2" meta:paragraph-count="38" meta:word-count="507" meta:character-count="3360" meta:non-whitespace-character-count="2878"/>
  </office:meta>
</office:document-meta>
</file>